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S hne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color="#000000" style:font-name="Liberation Serif"/>
    </style:style>
    <style:style style:name="P3" style:family="paragraph" style:parent-style-name="Text_20_body">
      <style:paragraph-properties fo:padding="0.0193in" fo:border="0.06pt solid #d9d9e3"/>
      <style:text-properties fo:color="#000000" style:font-name="Liberation Serif"/>
    </style:style>
    <style:style style:name="P4" style:family="paragraph" style:parent-style-name="Text_20_body">
      <style:paragraph-properties fo:padding="0.0193in" fo:border="0.06pt solid #d9d9e3"/>
      <style:text-properties fo:color="#000000" style:font-name="Liberation Serif" fo:font-size="19.5pt" fo:font-weight="bold" style:font-size-asian="19.5pt" style:font-weight-asian="bold" style:font-size-complex="19.5pt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loext:contextual-spacing="false" fo:padding="0.0193in" fo:border="0.06pt solid #d9d9e3"/>
      <style:text-properties fo:color="#000000" style:font-name="Liberation Serif" fo:font-size="14pt" style:font-size-asian="14pt" style:font-size-complex="14pt"/>
    </style:style>
    <style:style style:name="P8" style:family="paragraph" style:parent-style-name="Text_20_body" style:list-style-name="L1">
      <style:paragraph-properties fo:margin-top="0in" fo:margin-bottom="0in" loext:contextual-spacing="false" fo:padding="0.0193in" fo:border="0.06pt solid #d9d9e3"/>
    </style:style>
    <style:style style:name="P9" style:family="paragraph" style:parent-style-name="Text_20_body" style:list-style-name="L1">
      <style:paragraph-properties fo:padding="0.0193in" fo:border="0.06pt solid #d9d9e3"/>
      <style:text-properties fo:color="#000000" style:font-name="Liberation Serif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9.5pt" fo:letter-spacing="normal" fo:font-style="normal" style:text-underline-style="none" fo:font-weight="bold" style:text-blinking="false" fo:background-color="transparent" loext:char-shading-value="0" style:font-size-asian="19.5pt" style:font-size-complex="19.5pt"/>
    </style:style>
    <style:style style:name="T2" style:family="text">
      <style:text-properties officeooo:rsid="0012342a"/>
    </style:style>
    <style:style style:name="T3" style:family="text">
      <style:text-properties fo:color="#000000" style:font-name="Liberation Serif" fo:font-size="14pt" style:font-size-asian="14pt" style:font-size-complex="14pt"/>
    </style:style>
    <style:style style:name="T4" style:family="text">
      <style:text-properties fo:color="#000000" style:font-name="Liberation Serif" fo:font-size="14pt" officeooo:rsid="0012342a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a xlink:type="simple" xlink:href="#" text:style-name="Internet_20_link" text:visited-style-name="Visited_20_Internet_20_Link"><text:span text:style-name="T1">ACRYLIC FLOOR MIRROR</text:span></text:a></text:h>
      <text:p text:style-name="P2"><text:line-break/></text:p>
      <text:p text:style-name="P2"/>
      <text:p text:style-name="P5">Elevate your home decor with our Modern Geometric Acrylic Border Mirror. This contemporary mirror features a unique geometric design, combining clean lines and angles for a striking visual appeal. The premium acrylic border adds a touch of luxury, while the large mirror surface provides a clear and expansive reflection. Perfect for adding a modern touch to any living room, bedroom, or entryway.</text:p>
      <text:p text:style-name="P6"/>
      <text:p text:style-name="P3"/>
      <text:p text:style-name="P3"/>
      <text:p text:style-name="P4">Product Details:</text:p>
      <text:p text:style-name="P4"/>
      <text:list xml:id="list3100451005" text:style-name="L1">
        <text:list-item>
          <text:p text:style-name="P7">Dimensions: 30 inches x 30 inches</text:p>
        </text:list-item>
        <text:list-item>
          <text:p text:style-name="P7">Frame Material: High-quality acrylic</text:p>
        </text:list-item>
        <text:list-item>
          <text:p text:style-name="P7">Mirror Type: Clear, distortion-free reflection</text:p>
        </text:list-item>
        <text:list-item>
          <text:p text:style-name="P7">Mounting Options: Can be hung vertically or horizontally</text:p>
        </text:list-item>
        <text:list-item>
          <text:p text:style-name="P7">Weight: 10.2 lbs</text:p>
        </text:list-item>
        <text:list-item>
          <text:p text:style-name="P8"><text:span text:style-name="T4">Brand</text:span><text:span text:style-name="T3">: </text:span><text:span text:style-name="T4">CR</text:span></text:p>
        </text:list-item>
        <text:list-item>
          <text:p text:style-name="P9">Warranty: 2 year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6:33:19.634915337</meta:creation-date>
    <dc:date>2023-05-19T17:06:35.631199237</dc:date>
    <meta:editing-duration>PT2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05" meta:character-count="654" meta:non-whitespace-character-count="565"/>
  </office:meta>
</office:document-meta>
</file>